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25-05-21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24-12-10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24-06-05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23-12-06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23-06-07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22-11-1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22-06-08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21-12-02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21-09-01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21-04-01 0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20-07-08 0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9-11-07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9-05-2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8-11-20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8-06-2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7-12-13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7-06-21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6-10-18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6-04-19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5-10-1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5-04-28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4-11-07 0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4-04-24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3-10-29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3-08-27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3-04-30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2-10-16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2-04-26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1-09-29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1-07-07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1-05-18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1-03-09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1-01-0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0-11-02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0-09-1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0-07-2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0-05-25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0-03-2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10-01-06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9-10-21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9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9-06-2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9-04-2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9-02-09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8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8-10-2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8-08-19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8-06-12 0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8-04-15 0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8-02-12 0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7-12-11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7-10-23 0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7-08-1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7-06-21 0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7-04-11 0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7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6-12-05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6-10-03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6-08-0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6-05-31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6-04-1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6-02-0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5-12-0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5-10-0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5-08-0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5-06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5-04-1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5-02-0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4-12-07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4-10-1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4-08-1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4-06-02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4-04-2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4-02-1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4-01-0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3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3-08-2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3-06-0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3-03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3-02-04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2-12-1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2-10-0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2-08-14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2-06-05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2-04-10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2-03-0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1-12-18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1-10-1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1-07-3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1-06-2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1-04-0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1-03-0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0-12-1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0-10-1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0-08-0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0-06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0-04-1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2000-02-1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9-12-0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9-10-1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9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9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8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8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6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5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4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4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2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2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1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1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1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1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0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9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7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7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5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4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3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3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1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1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1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0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0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0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9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9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8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7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7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6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6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6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6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5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5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5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4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4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3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7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522159342601</text:p>
          </table:table-cell>
          <table:table-cell office:value-type="string" calcext:value-type="string">
            <text:p>2-5534-03 Hanapepe Town, Kauai, HI</text:p>
          </table:table-cell>
          <table:table-cell office:value-type="string" calcext:value-type="string">
            <text:p>196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22" meta:object-count="0"/>
    <meta:user-defined meta:name="AppVersion">3.0</meta:user-defined>
  </office:meta>
</office:document-meta>
</file>